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179c" officeooo:paragraph-rsid="0011179c"/>
    </style:style>
    <style:style style:name="P2"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officeooo:rsid="00120063" officeooo:paragraph-rsid="00120063"/>
    </style:style>
    <style:style style:name="P3" style:family="paragraph" style:parent-style-name="Standard" style:master-page-name="">
      <loext:graphic-properties draw:fill="none"/>
      <style:paragraph-properties fo:margin-left="0cm" fo:margin-right="0cm" fo:text-align="justify" style:justify-single-word="false" fo:text-indent="1.499cm" style:auto-text-indent="false" style:page-number="auto" fo:background-color="transparent"/>
      <style:text-properties officeooo:rsid="0011179c" officeooo:paragraph-rsid="0011179c"/>
    </style:style>
    <style:style style:name="P4"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officeooo:rsid="00120b5b" officeooo:paragraph-rsid="00120b5b"/>
    </style:style>
    <style:style style:name="P5"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officeooo:paragraph-rsid="001699dc"/>
    </style:style>
    <style:style style:name="P6"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officeooo:paragraph-rsid="00175999"/>
    </style:style>
    <style:style style:name="P7"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officeooo:paragraph-rsid="001e5714"/>
    </style:style>
    <style:style style:name="P8" style:family="paragraph" style:parent-style-name="Standard">
      <loext:graphic-properties draw:fill="none"/>
      <style:paragraph-properties fo:margin-left="0cm" fo:margin-right="0cm" fo:text-align="justify" style:justify-single-word="false" fo:text-indent="1.499cm" style:auto-text-indent="false" fo:background-color="transparent"/>
      <style:text-properties officeooo:rsid="001e5714" officeooo:paragraph-rsid="00120b5b"/>
    </style:style>
    <style:style style:name="P9" style:family="paragraph" style:parent-style-name="Standard">
      <style:paragraph-properties fo:text-align="center" style:justify-single-word="false"/>
      <style:text-properties officeooo:paragraph-rsid="0011179c"/>
    </style:style>
    <style:style style:name="P1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52d6e" officeooo:paragraph-rsid="00152d6e"/>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152d6e"/>
    </style:style>
    <style:style style:name="P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1aa7d7"/>
    </style:style>
    <style:style style:name="P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1aa7d7" officeooo:paragraph-rsid="001aa7d7"/>
    </style:style>
    <style:style style:name="P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1aa7d7" officeooo:paragraph-rsid="001e5714"/>
    </style:style>
    <style:style style:name="P15" style:family="paragraph" style:parent-style-name="Standard" style:master-page-name="">
      <loext:graphic-properties draw:fill="none"/>
      <style:paragraph-properties fo:margin-left="7.999cm" fo:margin-right="0cm" fo:text-align="justify" style:justify-single-word="false" fo:text-indent="0cm" style:auto-text-indent="false" style:page-number="auto" fo:background-color="transparent"/>
      <style:text-properties style:font-name="Liberation Serif" officeooo:rsid="001e5714" officeooo:paragraph-rsid="001e9d7a"/>
    </style:style>
    <style:style style:name="T1" style:family="text">
      <style:text-properties officeooo:rsid="0011179c"/>
    </style:style>
    <style:style style:name="T2" style:family="text">
      <style:text-properties officeooo:rsid="00152d6e"/>
    </style:style>
    <style:style style:name="T3" style:family="text">
      <style:text-properties officeooo:rsid="00175999"/>
    </style:style>
    <style:style style:name="T4" style:family="text">
      <style:text-properties officeooo:rsid="001aa7d7"/>
    </style:style>
    <style:style style:name="T5" style:family="text">
      <style:text-properties officeooo:rsid="001e5714"/>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e5714" style:font-size-asian="12pt" style:font-weight-asian="normal" style:font-size-complex="12pt" style:font-weight-complex="normal"/>
    </style:style>
    <style:style style:name="T8" style:family="text">
      <style:text-properties fo:font-size="11pt" style:font-size-asian="11pt"/>
    </style:style>
    <style:style style:name="T9" style:family="text">
      <style:text-properties officeooo:rsid="002166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Por mais pluralidade</text:span></text:p>
      <text:p text:style-name="P1"/>
      <text:p text:style-name="P3">Podemos definir que tradicionalmente, a ambiência predominante no âmbito escolar é de uma etnia, da europeia. Embora os povos originários do Brasil são mencionados em algumas aulas, ainda existe pouco de sua cultura na ambiência escolar. Assim como ocorre com a africanidades que são pouco relatadas em sala de aula ou abordado em tempos fe<text:span text:style-name="T2">s</text:span>tivos.</text:p>
      <text:p text:style-name="P2">Nesse contexto, foi criada a lei 10.639/2003, seguida alterada pela lei 11.645/2008 que incluí nos currículos oficiais da rede de ensino a obrigatoriedade da temática “História e Cultura Afro-Brasileira e Indígena”.</text:p>
      <text:p text:style-name="P4">Segundo dados <text:span text:style-name="T3">do IBGE, “em média, os brancos têm os maiores salários, sofrem menos com o desemprego e são maioria entre os que frequentam o ensino superior, por exemplo. Já os indicadores socioeconômicos da população preta e parda, assim como os dos indígenas, costumam ser bem mais desvantajosos.”[1] </text:span></text:p>
      <text:p text:style-name="P5"><text:span text:style-name="T2">É importante destaca a ambiência racial na área tecnológica como pode ser apontado pela Nina [2] que contextualizou a ausência de uma ambiência racial na área da computação e como isso a instigou a buscar conhecimentos históricos referente as pessoas negras que foram atuantes e importante na computação. Nesse contexto, ela cita ambiência racial dentro das comunidades tecnológicas que possibilitam maior empoderamento como no caso das Pyladies que tem a finalidade de instigar as mulheres na linguagem python e da área tecnológica, assim, tem o recorte das mulheres negras nessa comunidade, como também a comunidade Afropython que é dedicado para o empoderamento de afrobrasileir@s na linguagem python.</text:span></text:p>
      <text:p text:style-name="P7"><text:span text:style-name="T5">Essa ausência de ambiência racial que vem desde o início da escolarização e perpetuando até em nível superior, reforça essa desigualdade socioeconômica como também tem efeito consequente na formação dos futuros profissionais. Ao contextualizamos a área tecnológica, o impacto da ausência racial pode ser percebido como uma consequência no desenvolvimento de produtos com vieses discriminatórios tal como ocorre na sociedade. Conforme Tarcísio[5]: </text:span></text:p>
      <text:p text:style-name="P15"><text:span text:style-name="T8">Sobre os desafios da invisibilidade, Buolamwini publicou diversos experimentos de análise de viés e discriminação algorítmica nos últimos anos, com destaque para dois projetos. O primeiro deles (BUOLAMWINI, 2017; BUOLAMWINI e GEBRU, 2018) investigou APIs de visão computacional para entender vieses de raça e gênero na identificação de rostos e características como o próprio gênero e idade. Estas tecnologias, de corporações como IBM e Microsoft, são empregadas de aplicativos mobile de entretenimento a tecnologias de vigilância e, portanto, cada vez mais críticas nos fluxos de mensuração biopolítica. As pesquisadoras identificaram também um abismo na acurácia de identificação das variáveis, de um espectro que vai da precisão altíssima em fotos de homens brancos a taxas de erros enormes em fotos de mulheres negras. </text:span></text:p>
      <text:p text:style-name="P6"><text:span text:style-name="T9">Por fim, é importante salientar que precisamos vivenciar a pluralidade na sociedade <text:s/>não somente promover o questionamento na ciência “Sem romantizar a ciência. Vamos empretecer mais este lugar, porque nos pertence e ao mesmo tempo pluralizar eles para que agente ganhe mais respeito.”[2]</text:span></text:p>
      <text:p text:style-name="P8"/>
      <text:p text:style-name="P10">Referências</text:p>
      <text:p text:style-name="P11"><text:span text:style-name="T2">1 – GOMES, Irene; MARLI, Mônica. IBGE mostra as cores da desigualdade. Disponível em: https://agenciadenoticias.ibge.gov.br/agencia-noticias/2012-agencia-de-noticias/noticias/21206-ibge-mostra-as-cores-da-desigualdade Acessado 09 dez. 2020.</text:span></text:p>
      <text:p text:style-name="P11"><text:span text:style-name="T2">2 - Keynote: Nina da Hora. IN: Mulheres em IA – MIA. Disponível em: https://www.youtube.com/watch?v=u9_UGWqbzQw, vídeo 33 min. 14 seg à 1 hora, 12 min. 35 seg. Acessado em 09 dez. 2020. </text:span></text:p>
      <text:p text:style-name="P13"><text:soft-page-break/>3 – Comunidade Pyladies Brasil. Disponível em: http://brasil.pyladies.com/</text:p>
      <text:p text:style-name="P12"><text:span text:style-name="T4">4 – Comunidade Afropython. Disponível em: https://afropython.org/</text:span></text:p>
      <text:p text:style-name="P14">5 - <text:span text:style-name="T6">SILVA, T</text:span><text:span text:style-name="T7">arcízio</text:span><text:span text:style-name="T6">. Teoria Racial Crítica e a Comunicação Digita: limites contra a dupla opacidade. IN: Fluxo em redes sociotécnicas: das micronarrativas ao big data. São Paulo: Editora INTERCOM, 2019. p. 128-156.</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8T16:25:52.798000000</meta:creation-date>
    <dc:date>2020-12-09T15:45:10.737000000</dc:date>
    <meta:editing-duration>PT1H44M37S</meta:editing-duration>
    <meta:editing-cycles>10</meta:editing-cycles>
    <meta:generator>LibreOffice/6.3.3.2$Windows_X86_64 LibreOffice_project/a64200df03143b798afd1ec74a12ab50359878ed</meta:generator>
    <meta:document-statistic meta:table-count="0" meta:image-count="0" meta:object-count="0" meta:page-count="2" meta:paragraph-count="14" meta:word-count="567" meta:character-count="3936" meta:non-whitespace-character-count="3374"/>
  </office:meta>
</office:document-meta>
</file>